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2.3mm" svg:y="43.49mm">
            <draw:object draw:notify-on-update-of-ranges="Sheet1.A2:Sheet1.A3 Sheet1.B2:Sheet1.B3 Sheet1.A2:Sheet1.A3 Sheet1.C2:Sheet1.C3 Sheet1.A2:Sheet1.A3 Sheet1.D2:Sheet1.D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static</text:p>
          </table:table-cell>
          <table:table-cell office:value-type="string" calcext:value-type="string">
            <text:p>dynamic</text:p>
          </table:table-cell>
          <table:table-cell table:style-name="Default" office:value-type="string" calcext:value-type="string">
            <text:p>guided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51655" calcext:value-type="float">
            <text:p>0.051655</text:p>
          </table:table-cell>
          <table:table-cell table:style-name="ce1" office:value-type="float" office:value="0.078934" calcext:value-type="float">
            <text:p>0.078934</text:p>
          </table:table-cell>
          <table:table-cell office:value-type="float" office:value="0.036001" calcext:value-type="float">
            <text:p>0.036001</text:p>
          </table:table-cell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4909" calcext:value-type="float">
            <text:p>0.04909</text:p>
          </table:table-cell>
          <table:table-cell office:value-type="float" office:value="0.039355" calcext:value-type="float">
            <text:p>0.039355</text:p>
          </table:table-cell>
          <table:table-cell office:value-type="float" office:value="0.067314" calcext:value-type="float">
            <text:p>0.06731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9:06:19.673803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6:59:38.868959136</meta:creation-date>
    <dc:date>2020-05-06T19:08:15.681960863</dc:date>
    <meta:editing-duration>PT14M11S</meta:editing-duration>
    <meta:editing-cycles>3</meta:editing-cycles>
    <meta:generator>LibreOffice/6.0.7.3$Linux_X86_64 LibreOffice_project/00m0$Build-3</meta:generator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703cm" style:legend-expansion="high" chart:style-name="ch2"/>
        <chart:plot-area chart:style-name="ch3" table:cell-range-address="Sheet1.A2:Sheet1.D3" chart:data-source-has-labels="row" svg:x="0.32cm" svg:y="0.18cm" svg:width="12.72cm" svg:height="8.64cm">
          <chartooo:coordinate-region svg:x="1.232cm" svg:y="0.379cm" svg:width="11.62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" loext:label-string="static" chart:class="chart:scatter">
            <chart:domain table:cell-range-address="Sheet1.A2:Sheet1.A3"/>
            <chart:data-point chart:repeated="2"/>
          </chart:series>
          <chart:series chart:style-name="ch7" chart:values-cell-range-address="Sheet1.C2:Sheet1.C3" loext:label-string="dynamic" chart:class="chart:scatter">
            <chart:data-point chart:repeated="2"/>
          </chart:series>
          <chart:series chart:style-name="ch8" chart:values-cell-range-address="Sheet1.D2:Sheet1.D3" loext:label-string="guided" chart:class="chart:scatte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atic</text:p>
              </table:table-cell>
              <table:table-cell office:value-type="string">
                <text:p>dynamic</text:p>
              </table:table-cell>
              <table:table-cell office:value-type="string">
                <text:p>guid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3</svg:desc>
                </draw:g>
              </table:table-cell>
              <table:table-cell office:value-type="float" office:value="0.051655">
                <text:p>0.051655</text:p>
                <draw:g>
                  <svg:desc>Sheet1.B2:Sheet1.B3</svg:desc>
                </draw:g>
              </table:table-cell>
              <table:table-cell office:value-type="float" office:value="0.078934">
                <text:p>0.078934</text:p>
                <draw:g>
                  <svg:desc>Sheet1.C2:Sheet1.C3</svg:desc>
                </draw:g>
              </table:table-cell>
              <table:table-cell office:value-type="float" office:value="0.036001">
                <text:p>0.036001</text:p>
                <draw:g>
                  <svg:desc>Sheet1.D2:Sheet1.D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0.04909">
                <text:p>0.04909</text:p>
              </table:table-cell>
              <table:table-cell office:value-type="float" office:value="0.039355">
                <text:p>0.039355</text:p>
              </table:table-cell>
              <table:table-cell office:value-type="float" office:value="0.067314">
                <text:p>0.067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